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font-size="20pt" style:font-size-asian="20pt" style:font-size-complex="20pt"/>
    </style:style>
    <style:style style:name="T2" style:parent-style-name="SubtleEmphasis" style:family="text">
      <style:text-properties fo:font-size="14pt" style:font-size-asian="14pt" style:font-size-complex="14pt"/>
    </style:style>
    <style:style style:name="P3" style:parent-style-name="Heading1" style:family="paragraph">
      <style:text-properties fo:font-size="18pt" style:font-size-asian="18pt" style:font-size-complex="18pt"/>
    </style:style>
    <style:style style:name="T4" style:parent-style-name="SubtleEmphasis" style:family="text">
      <style:text-properties fo:font-size="14pt" style:font-size-asian="14pt" style:font-size-complex="14pt"/>
    </style:style>
    <style:style style:name="T5" style:parent-style-name="SubtleEmphasis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size="18pt" style:font-size-asian="18pt" style:font-size-complex="18pt"/>
    </style:style>
    <style:style style:name="T7" style:parent-style-name="DefaultParagraphFont" style:family="text">
      <style:text-properties fo:font-size="16pt" style:font-size-asian="16pt" style:font-size-complex="16pt"/>
    </style:style>
    <style:style style:name="T8" style:parent-style-name="DefaultParagraphFont" style:family="text">
      <style:text-properties fo:font-size="18pt" style:font-size-asian="18pt" style:font-size-complex="18pt"/>
    </style:style>
    <style:style style:name="P9" style:parent-style-name="ListParagraph" style:family="paragraph"/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Hyperlink" style:family="text">
      <style:text-properties fo:language="en" fo:country="US"/>
    </style:style>
    <style:style style:name="P13" style:parent-style-name="ListParagraph" style:family="paragraph"/>
    <style:style style:name="T14" style:parent-style-name="DefaultParagraphFont" style:family="text">
      <style:text-properties fo:language="en" fo:country="US"/>
    </style:style>
    <style:style style:name="T15" style:parent-style-name="Hyperlink" style:family="text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Heading1" style:family="paragraph">
      <style:text-properties fo:font-size="18pt" style:font-size-asian="18pt" style:font-size-complex="18pt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 fo:font-size="12pt" style:font-size-asian="12pt"/>
    </style:style>
    <style:style style:name="T22" style:parent-style-name="DefaultParagraphFont" style:family="text">
      <style:text-properties fo:font-size="12pt" style:font-size-asian="12pt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/>
    </style:style>
    <style:style style:name="T32" style:parent-style-name="DefaultParagraphFont" style:family="text">
      <style:text-properties fo:font-weight="bold" style:font-weight-asian="bold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/>
    </style:style>
    <style:style style:name="T35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Introduktion</text:h>
      <text:p text:style-name="Normal"><text:span text:style-name="T2">Bakgrund/Problembeskrivning</text:span></text:p>
      <text:p text:style-name="Normal">BAK är en Atletklubb som har ett<text:s/>obemannat<text:s/>gym dit alla kan skriva upp sig och lösa gymkort. Just nu löses detta genom att man har en bemannad reception 2 ggr i veckan, då man kan lösa kort och även provträna, BAK har inte de ekonomiska resurserna för att ha ett bemannat gym främst för att man vill behålla sitt låga pris för medlemskap<text:s/>. <text:s/></text:p>
      <text:p text:style-name="Normal">Detta gör det svårt för nya kunder att få tillgång till gymmet.<text:s/><text:s/>Nuvarande<text:s/>system<text:s/>gör det svårt att hantera kunder<text:s/>och gymmet förlorar nya kunder då alla<text:s/>andra gym på orten har bemannade<text:s/>gym där man kan lösa gymkort under hela gymmets öppettider</text:p>
      <text:p text:style-name="Normal">Atletklubben har begränsat med personal och behöver<text:s/>således<text:s/>ett system där kunderna själva kan lösa gymkort och få tillgång till gymmet.<text:s/><text:s/>Kunder ska själv kunna skriva upp sig och lösa gymkort. De ska då även få en tillfällig<text:s/>kod för<text:s/>omedelbar<text:s/>tillgång till gymmet, det riktiga kortet tar några dagar att få pga logistik. <text:s/></text:p>
      <text:p text:style-name="Normal">Öppetider<text:s/>kommer förbättras med det nya systemet.<text:s/></text:p>
      <text:p text:style-name="Normal">Viktigt för att hantera kunder och att inte<text:s/>obehöriga<text:s/>använder gymmet.<text:s/></text:p>
      <text:p text:style-name="Normal">Ska kunna i efterhand logga in och få kod på sms</text:p>
      <text:p text:style-name="Normal">Gymmet är obemannat,<text:s/></text:p>
      <text:p text:style-name="Normal">Ska man kunna köpa saker på sitt kort? EVO<text:s/></text:p>
      <text:p text:style-name="Normal">Egna sidor? Koppla till face?</text:p>
      <text:p text:style-name="Normal"/>
      <text:h text:style-name="P3" text:outline-level="1">Användargrupper</text:h>
      <text:p text:style-name="Normal"><text:span text:style-name="T4">Kund</text:span></text:p>
      <text:p text:style-name="Normal">Vilka går på gymmet?<text:s/></text:p>
      <text:p text:style-name="Normal"><text:span text:style-name="T5">Administratör</text:span></text:p>
      <text:p text:style-name="Normal">Medlemsregister</text:p>
      <text:p text:style-name="Normal"/>
      <text:h text:style-name="Heading1" text:outline-level="1"><text:span text:style-name="T6">Liknande</text:span><text:span text:style-name="T7"><text:s/></text:span><text:span text:style-name="T8">System</text:span></text:h>
      <text:list text:style-name="LFO1" text:continue-numbering="true">
        <text:list-item>
          <text:p text:style-name="P9"><text:span text:style-name="T10">Evo fitness<text:s/></text:span><text:span text:style-name="T11">- <text:s/></text:span><text:a xlink:href="https://evofitness.no/" office:target-frame-name="_top" xlink:show="replace"><text:span text:style-name="T12">https://evofitness.no/</text:span></text:a></text:p>
        </text:list-item>
        <text:list-item>
          <text:p text:style-name="P13"><text:span text:style-name="T14">Fresh fitness -<text:s/></text:span><text:a xlink:href="http://freshfitness.no/" office:target-frame-name="_top" xlink:show="replace"><text:span text:style-name="T15">http://freshfitness.no/</text:span></text:a></text:p>
        </text:list-item>
      </text:list>
      <text:p text:style-name="P16"/>
      <text:h text:style-name="P17" text:outline-level="1">Baskrav</text:h>
      <text:p text:style-name="Normal"><text:span text:style-name="T18">BK</text:span><text:span text:style-name="T19"><text:s/></text:span><text:span text:style-name="T20">1<text:s/></text:span>Kunden ska själv kunna lösa ett gymkort<text:s/>och få hem detta utan någon inblandning av personal</text:p>
      <text:p text:style-name="Normal"><text:tab/><text:span text:style-name="T21">BK 1.1</text:span><text:span text:style-name="T22"><text:s/></text:span>Kunden ska få tillgång till gymmet så fort hen skrivit upp sig.</text:p>
      <text:p text:style-name="Normal"><text:tab/><text:span text:style-name="T23">BK 1.2</text:span><text:s/>Kunden ska endast fylla i minimalt med information</text:p>
      <text:p text:style-name="Normal"><text:span text:style-name="T24">BK</text:span><text:span text:style-name="T25"><text:s/></text:span><text:span text:style-name="T26">2</text:span><text:s/>Kunden ska när som helst kunna lösa medlemskap</text:p>
      <text:p text:style-name="Normal"><text:span text:style-name="T27">BK</text:span><text:span text:style-name="T28"><text:s/></text:span><text:span text:style-name="T29">3</text:span><text:span text:style-name="T30"><text:s/></text:span>Kunden ska kunna få ett sms med uppgifter och kod för tillgång till gymmet</text:p>
      <text:p text:style-name="Normal"><text:span text:style-name="T31">BK 4</text:span><text:span text:style-name="T32"><text:s/></text:span>Kunden ska kunna kontrollera sitt medlemskaps,<text:s/>status, när medlemskapet löper ut, och eventuella köp som gjorts genom kortet.</text:p>
      <text:p text:style-name="Normal"><text:tab/><text:span text:style-name="T33">BK 4</text:span><text:span text:style-name="T34">.1</text:span><text:span text:style-name="T35"><text:s/></text:span>Kunden ska<text:s/>av systemet<text:s/>påminnas om att medlemskapet löper ut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l223ec</meta:initial-creator>
    <dc:creator>al223ec</dc:creator>
    <meta:creation-date>2013-12-03T12:15:00Z</meta:creation-date>
    <dc:date>2013-12-03T13:22:00Z</dc:date>
    <meta:template xlink:href="Normal.dotm" xlink:type="simple"/>
    <meta:editing-cycles>19</meta:editing-cycles>
    <meta:editing-duration>PT4020S</meta:editing-duration>
    <meta:document-statistic meta:page-count="2" meta:paragraph-count="4" meta:word-count="323" meta:character-count="2037" meta:row-count="14" meta:non-whitespace-character-count="1718"/>
  </office:meta>
</office:document-meta>
</file>